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661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3.766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ined-spe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table:number-columns-repeated="3"/>
          <table:table-cell table:number-columns-repeated="3" office:value-type="string" calcext:value-type="string">
            <text:p>Key Gen. [kcycles] (mean)</text:p>
          </table:table-cell>
          <table:table-cell table:number-columns-repeated="3" office:value-type="string" calcext:value-type="string">
            <text:p>Sign [kcycles] (mean)</text:p>
          </table:table-cell>
          <table:table-cell table:number-columns-repeated="3" office:value-type="string" calcext:value-type="string">
            <text:p>Verify [kcycles] (mean)</text:p>
          </table:table-cell>
          <table:table-cell/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/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517696" calcext:value-type="float">
            <text:p>5176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763925" calcext:value-type="float">
            <text:p>787639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242316" calcext:value-type="float">
            <text:p>362423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cycles] (mean)</text:p>
          </table:table-cell>
          <table:table-cell table:number-columns-repeated="3" office:value-type="string" calcext:value-type="string">
            <text:p>Sign [kcycles] (mean)</text:p>
          </table:table-cell>
          <table:table-cell table:number-columns-repeated="3" office:value-type="string" calcext:value-type="string">
            <text:p>Verify [kcycles] (mean)</text:p>
          </table:table-cell>
          <table:table-cell/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/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517658" calcext:value-type="float">
            <text:p>5176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298635" calcext:value-type="float">
            <text:p>762986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412978" calcext:value-type="float">
            <text:p>36412978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cycles] (mean)</text:p>
          </table:table-cell>
          <table:table-cell table:number-columns-repeated="3" office:value-type="string" calcext:value-type="string">
            <text:p>Sign [kcycles] (mean)</text:p>
          </table:table-cell>
          <table:table-cell table:number-columns-repeated="3" office:value-type="string" calcext:value-type="string">
            <text:p>Verify [kcycles] (mean)</text:p>
          </table:table-cell>
          <table:table-cell/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/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517703" calcext:value-type="float">
            <text:p>5177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862321" calcext:value-type="float">
            <text:p>768623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505310" calcext:value-type="float">
            <text:p>3650531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cycles] (mean)</text:p>
          </table:table-cell>
          <table:table-cell table:number-columns-repeated="3" office:value-type="string" calcext:value-type="string">
            <text:p>Sign [kcycles] (mean)</text:p>
          </table:table-cell>
          <table:table-cell table:number-columns-repeated="3" office:value-type="string" calcext:value-type="string">
            <text:p>Verify [kcycles] (mean)</text:p>
          </table:table-cell>
          <table:table-cell/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/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517753" calcext:value-type="float">
            <text:p>5177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447465" calcext:value-type="float">
            <text:p>794474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326247" calcext:value-type="float">
            <text:p>36326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cycles] (mean)</text:p>
          </table:table-cell>
          <table:table-cell table:number-columns-repeated="3" office:value-type="string" calcext:value-type="string">
            <text:p>Sign [kcycles] (mean)</text:p>
          </table:table-cell>
          <table:table-cell table:number-columns-repeated="3" office:value-type="string" calcext:value-type="string">
            <text:p>Verify [kcycles] (mean)</text:p>
          </table:table-cell>
          <table:table-cell/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/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517628" calcext:value-type="float">
            <text:p>5176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353313" calcext:value-type="float">
            <text:p>793533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324547" calcext:value-type="float">
            <text:p>363245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cycles] (mean)</text:p>
          </table:table-cell>
          <table:table-cell table:number-columns-repeated="3" office:value-type="string" calcext:value-type="string">
            <text:p>Sign [kcycles] (mean)</text:p>
          </table:table-cell>
          <table:table-cell table:number-columns-repeated="3" office:value-type="string" calcext:value-type="string">
            <text:p>Verify [kcycles] (mean)</text:p>
          </table:table-cell>
          <table:table-cell/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/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517663" calcext:value-type="float">
            <text:p>5176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142060" calcext:value-type="float">
            <text:p>771420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326510" calcext:value-type="float">
            <text:p>3632651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cycles] (mean)</text:p>
          </table:table-cell>
          <table:table-cell table:number-columns-repeated="3" office:value-type="string" calcext:value-type="string">
            <text:p>Sign [kcycles] (mean)</text:p>
          </table:table-cell>
          <table:table-cell table:number-columns-repeated="3" office:value-type="string" calcext:value-type="string">
            <text:p>Verify [kcycles] (mean)</text:p>
          </table:table-cell>
          <table:table-cell/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/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517751" calcext:value-type="float">
            <text:p>5177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752041" calcext:value-type="float">
            <text:p>817520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699155" calcext:value-type="float">
            <text:p>36699155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cycles] (mean)</text:p>
          </table:table-cell>
          <table:table-cell table:number-columns-repeated="3" office:value-type="string" calcext:value-type="string">
            <text:p>Sign [kcycles] (mean)</text:p>
          </table:table-cell>
          <table:table-cell table:number-columns-repeated="3" office:value-type="string" calcext:value-type="string">
            <text:p>Verify [kcycles] (mean)</text:p>
          </table:table-cell>
          <table:table-cell/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/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517850" calcext:value-type="float">
            <text:p>5178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6205860" calcext:value-type="float">
            <text:p>862058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700370" calcext:value-type="float">
            <text:p>3670037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cycles] (mean)</text:p>
          </table:table-cell>
          <table:table-cell table:number-columns-repeated="3" office:value-type="string" calcext:value-type="string">
            <text:p>Sign [kcycles] (mean)</text:p>
          </table:table-cell>
          <table:table-cell table:number-columns-repeated="3" office:value-type="string" calcext:value-type="string">
            <text:p>Verify [kcycles] (mean)</text:p>
          </table:table-cell>
          <table:table-cell/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/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517601" calcext:value-type="float">
            <text:p>5176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6228712" calcext:value-type="float">
            <text:p>862287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422172" calcext:value-type="float">
            <text:p>36422172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cycles] (mean)</text:p>
          </table:table-cell>
          <table:table-cell table:number-columns-repeated="3" office:value-type="string" calcext:value-type="string">
            <text:p>Sign [kcycles] (mean)</text:p>
          </table:table-cell>
          <table:table-cell table:number-columns-repeated="3" office:value-type="string" calcext:value-type="string">
            <text:p>Verify [kcycles] (mean)</text:p>
          </table:table-cell>
          <table:table-cell/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/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517629" calcext:value-type="float">
            <text:p>5176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235770" calcext:value-type="float">
            <text:p>682357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514445" calcext:value-type="float">
            <text:p>35514445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cycles] (mean)</text:p>
          </table:table-cell>
          <table:table-cell table:number-columns-repeated="3" office:value-type="string" calcext:value-type="string">
            <text:p>Sign [kcycles] (mean)</text:p>
          </table:table-cell>
          <table:table-cell table:number-columns-repeated="3" office:value-type="string" calcext:value-type="string">
            <text:p>Verify [kcycles] (mean)</text:p>
          </table:table-cell>
          <table:table-cell/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/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517603" calcext:value-type="float">
            <text:p>5176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116736" calcext:value-type="float">
            <text:p>681167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511473" calcext:value-type="float">
            <text:p>35511473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cycles] (mean)</text:p>
          </table:table-cell>
          <table:table-cell table:number-columns-repeated="3" office:value-type="string" calcext:value-type="string">
            <text:p>Sign [kcycles] (mean)</text:p>
          </table:table-cell>
          <table:table-cell table:number-columns-repeated="3" office:value-type="string" calcext:value-type="string">
            <text:p>Verify [kcycles] (mean)</text:p>
          </table:table-cell>
          <table:table-cell/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/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438204" calcext:value-type="float">
            <text:p>4382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068517" calcext:value-type="float">
            <text:p>680685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511958" calcext:value-type="float">
            <text:p>35511958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cycles] (mean)</text:p>
          </table:table-cell>
          <table:table-cell table:number-columns-repeated="3" office:value-type="string" calcext:value-type="string">
            <text:p>Sign [kcycles] (mean)</text:p>
          </table:table-cell>
          <table:table-cell table:number-columns-repeated="3" office:value-type="string" calcext:value-type="string">
            <text:p>Verify [kcycles] (mean)</text:p>
          </table:table-cell>
          <table:table-cell/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/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438253" calcext:value-type="float">
            <text:p>4382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5421238" calcext:value-type="float">
            <text:p>85421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511189" calcext:value-type="float">
            <text:p>35511189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cycles] (mean)</text:p>
          </table:table-cell>
          <table:table-cell table:number-columns-repeated="3" office:value-type="string" calcext:value-type="string">
            <text:p>Sign [kcycles] (mean)</text:p>
          </table:table-cell>
          <table:table-cell table:number-columns-repeated="3" office:value-type="string" calcext:value-type="string">
            <text:p>Verify [kcycles] (mean)</text:p>
          </table:table-cell>
          <table:table-cell/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/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438211" calcext:value-type="float">
            <text:p>4382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5437647" calcext:value-type="float">
            <text:p>854376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514271" calcext:value-type="float">
            <text:p>35514271</text:p>
          </table:table-cell>
          <table:table-cell table:number-columns-repeated="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table:number-columns-repeated="2"/>
          <table:table-cell table:style-name="ce2" office:value-type="float" office:value="76710" calcext:value-type="float">
            <text:p>76710</text:p>
          </table:table-cell>
          <table:table-cell table:number-columns-repeated="2"/>
          <table:table-cell table:style-name="ce2" office:value-type="float" office:value="36495" calcext:value-type="float">
            <text:p>364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7696" calcext:value-type="float">
            <text:p>517696</text:p>
          </table:table-cell>
          <table:table-cell table:formula="of:=ROUND([.E63]/1000)" office:value-type="float" office:value="518" calcext:value-type="float">
            <text:p>518</text:p>
          </table:table-cell>
          <table:table-cell table:formula="of:=ROUND(100- [.F63]/[.F62]*100; 2)" office:value-type="float" office:value="-29.5" calcext:value-type="float">
            <text:p>-29.5</text:p>
          </table:table-cell>
          <table:table-cell office:value-type="float" office:value="78763925" calcext:value-type="float">
            <text:p>78763925</text:p>
          </table:table-cell>
          <table:table-cell table:formula="of:=ROUND([.H63]/1000)" office:value-type="float" office:value="78764" calcext:value-type="float">
            <text:p>78764</text:p>
          </table:table-cell>
          <table:table-cell table:formula="of:=ROUND(100- [.I63]/[.I62]*100; 2)" office:value-type="float" office:value="-2.68" calcext:value-type="float">
            <text:p>-2.68</text:p>
          </table:table-cell>
          <table:table-cell office:value-type="float" office:value="36242316" calcext:value-type="float">
            <text:p>36242316</text:p>
          </table:table-cell>
          <table:table-cell table:formula="of:=ROUND([.K63]/1000)" office:value-type="float" office:value="36242" calcext:value-type="float">
            <text:p>36242</text:p>
          </table:table-cell>
          <table:table-cell table:formula="of:=ROUND(100- [.L63]/[.L62]*100; 2)" office:value-type="float" office:value="0.69" calcext:value-type="float">
            <text:p>0.69</text:p>
          </table:table-cell>
        </table:table-row>
        <table:table-row table:style-name="ro1">
          <table:table-cell table:number-columns-repeated="4"/>
          <table:table-cell office:value-type="float" office:value="517658" calcext:value-type="float">
            <text:p>517658</text:p>
          </table:table-cell>
          <table:table-cell table:formula="of:=ROUND([.E64]/1000)" office:value-type="float" office:value="518" calcext:value-type="float">
            <text:p>518</text:p>
          </table:table-cell>
          <table:table-cell table:formula="of:=ROUND(100- [.F64]/[.F63]*100; 2)" office:value-type="float" office:value="0" calcext:value-type="float">
            <text:p>0</text:p>
          </table:table-cell>
          <table:table-cell office:value-type="float" office:value="76298635" calcext:value-type="float">
            <text:p>76298635</text:p>
          </table:table-cell>
          <table:table-cell table:formula="of:=ROUND([.H64]/1000)" office:value-type="float" office:value="76299" calcext:value-type="float">
            <text:p>76299</text:p>
          </table:table-cell>
          <table:table-cell table:formula="of:=ROUND(100- [.I64]/[.I63]*100; 2)" office:value-type="float" office:value="3.13" calcext:value-type="float">
            <text:p>3.13</text:p>
          </table:table-cell>
          <table:table-cell office:value-type="float" office:value="36412978" calcext:value-type="float">
            <text:p>36412978</text:p>
          </table:table-cell>
          <table:table-cell table:formula="of:=ROUND([.K64]/1000)" office:value-type="float" office:value="36413" calcext:value-type="float">
            <text:p>36413</text:p>
          </table:table-cell>
          <table:table-cell table:formula="of:=ROUND(100- [.L64]/[.L63]*100; 2)" office:value-type="float" office:value="-0.47" calcext:value-type="float">
            <text:p>-0.47</text:p>
          </table:table-cell>
        </table:table-row>
        <table:table-row table:style-name="ro1">
          <table:table-cell table:number-columns-repeated="4"/>
          <table:table-cell office:value-type="float" office:value="517703" calcext:value-type="float">
            <text:p>517703</text:p>
          </table:table-cell>
          <table:table-cell table:formula="of:=ROUND([.E65]/1000)" office:value-type="float" office:value="518" calcext:value-type="float">
            <text:p>518</text:p>
          </table:table-cell>
          <table:table-cell table:formula="of:=ROUND(100- [.F65]/[.F64]*100; 2)" office:value-type="float" office:value="0" calcext:value-type="float">
            <text:p>0</text:p>
          </table:table-cell>
          <table:table-cell office:value-type="float" office:value="76862321" calcext:value-type="float">
            <text:p>76862321</text:p>
          </table:table-cell>
          <table:table-cell table:formula="of:=ROUND([.H65]/1000)" office:value-type="float" office:value="76862" calcext:value-type="float">
            <text:p>76862</text:p>
          </table:table-cell>
          <table:table-cell table:formula="of:=ROUND(100- [.I65]/[.I64]*100; 2)" office:value-type="float" office:value="-0.74" calcext:value-type="float">
            <text:p>-0.74</text:p>
          </table:table-cell>
          <table:table-cell office:value-type="float" office:value="36505310" calcext:value-type="float">
            <text:p>36505310</text:p>
          </table:table-cell>
          <table:table-cell table:formula="of:=ROUND([.K65]/1000)" office:value-type="float" office:value="36505" calcext:value-type="float">
            <text:p>36505</text:p>
          </table:table-cell>
          <table:table-cell table:formula="of:=ROUND(100- [.L65]/[.L64]*100; 2)" office:value-type="float" office:value="-0.25" calcext:value-type="float">
            <text:p>-0.25</text:p>
          </table:table-cell>
        </table:table-row>
        <table:table-row table:style-name="ro1">
          <table:table-cell table:number-columns-repeated="4"/>
          <table:table-cell office:value-type="float" office:value="517753" calcext:value-type="float">
            <text:p>517753</text:p>
          </table:table-cell>
          <table:table-cell table:formula="of:=ROUND([.E66]/1000)" office:value-type="float" office:value="518" calcext:value-type="float">
            <text:p>518</text:p>
          </table:table-cell>
          <table:table-cell table:formula="of:=ROUND(100- [.F66]/[.F65]*100; 2)" office:value-type="float" office:value="0" calcext:value-type="float">
            <text:p>0</text:p>
          </table:table-cell>
          <table:table-cell office:value-type="float" office:value="79447465" calcext:value-type="float">
            <text:p>79447465</text:p>
          </table:table-cell>
          <table:table-cell table:formula="of:=ROUND([.H66]/1000)" office:value-type="float" office:value="79447" calcext:value-type="float">
            <text:p>79447</text:p>
          </table:table-cell>
          <table:table-cell table:formula="of:=ROUND(100- [.I66]/[.I65]*100; 2)" office:value-type="float" office:value="-3.36" calcext:value-type="float">
            <text:p>-3.36</text:p>
          </table:table-cell>
          <table:table-cell office:value-type="float" office:value="36326247" calcext:value-type="float">
            <text:p>36326247</text:p>
          </table:table-cell>
          <table:table-cell table:formula="of:=ROUND([.K66]/1000)" office:value-type="float" office:value="36326" calcext:value-type="float">
            <text:p>36326</text:p>
          </table:table-cell>
          <table:table-cell table:formula="of:=ROUND(100- [.L66]/[.L65]*100; 2)" office:value-type="float" office:value="0.49" calcext:value-type="float">
            <text:p>0.49</text:p>
          </table:table-cell>
        </table:table-row>
        <table:table-row table:style-name="ro1">
          <table:table-cell table:number-columns-repeated="4"/>
          <table:table-cell office:value-type="float" office:value="517628" calcext:value-type="float">
            <text:p>517628</text:p>
          </table:table-cell>
          <table:table-cell table:formula="of:=ROUND([.E67]/1000)" office:value-type="float" office:value="518" calcext:value-type="float">
            <text:p>518</text:p>
          </table:table-cell>
          <table:table-cell table:formula="of:=ROUND(100- [.F67]/[.F66]*100; 2)" office:value-type="float" office:value="0" calcext:value-type="float">
            <text:p>0</text:p>
          </table:table-cell>
          <table:table-cell office:value-type="float" office:value="79353313" calcext:value-type="float">
            <text:p>79353313</text:p>
          </table:table-cell>
          <table:table-cell table:formula="of:=ROUND([.H67]/1000)" office:value-type="float" office:value="79353" calcext:value-type="float">
            <text:p>79353</text:p>
          </table:table-cell>
          <table:table-cell table:formula="of:=ROUND(100- [.I67]/[.I66]*100; 2)" office:value-type="float" office:value="0.12" calcext:value-type="float">
            <text:p>0.12</text:p>
          </table:table-cell>
          <table:table-cell office:value-type="float" office:value="36324547" calcext:value-type="float">
            <text:p>36324547</text:p>
          </table:table-cell>
          <table:table-cell table:formula="of:=ROUND([.K67]/1000)" office:value-type="float" office:value="36325" calcext:value-type="float">
            <text:p>36325</text:p>
          </table:table-cell>
          <table:table-cell table:formula="of:=ROUND(100- [.L67]/[.L66]*100; 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17663" calcext:value-type="float">
            <text:p>517663</text:p>
          </table:table-cell>
          <table:table-cell table:formula="of:=ROUND([.E68]/1000)" office:value-type="float" office:value="518" calcext:value-type="float">
            <text:p>518</text:p>
          </table:table-cell>
          <table:table-cell table:formula="of:=ROUND(100- [.F68]/[.F67]*100; 2)" office:value-type="float" office:value="0" calcext:value-type="float">
            <text:p>0</text:p>
          </table:table-cell>
          <table:table-cell office:value-type="float" office:value="77142060" calcext:value-type="float">
            <text:p>77142060</text:p>
          </table:table-cell>
          <table:table-cell table:formula="of:=ROUND([.H68]/1000)" office:value-type="float" office:value="77142" calcext:value-type="float">
            <text:p>77142</text:p>
          </table:table-cell>
          <table:table-cell table:formula="of:=ROUND(100- [.I68]/[.I67]*100; 2)" office:value-type="float" office:value="2.79" calcext:value-type="float">
            <text:p>2.79</text:p>
          </table:table-cell>
          <table:table-cell office:value-type="float" office:value="36326510" calcext:value-type="float">
            <text:p>36326510</text:p>
          </table:table-cell>
          <table:table-cell table:formula="of:=ROUND([.K68]/1000)" office:value-type="float" office:value="36327" calcext:value-type="float">
            <text:p>36327</text:p>
          </table:table-cell>
          <table:table-cell table:formula="of:=ROUND(100- [.L68]/[.L67]*100; 2)" office:value-type="float" office:value="-0.01" calcext:value-type="float">
            <text:p>-0.01</text:p>
          </table:table-cell>
        </table:table-row>
        <table:table-row table:style-name="ro1">
          <table:table-cell table:number-columns-repeated="4"/>
          <table:table-cell office:value-type="float" office:value="517751" calcext:value-type="float">
            <text:p>517751</text:p>
          </table:table-cell>
          <table:table-cell table:formula="of:=ROUND([.E69]/1000)" office:value-type="float" office:value="518" calcext:value-type="float">
            <text:p>518</text:p>
          </table:table-cell>
          <table:table-cell table:formula="of:=ROUND(100- [.F69]/[.F68]*100; 2)" office:value-type="float" office:value="0" calcext:value-type="float">
            <text:p>0</text:p>
          </table:table-cell>
          <table:table-cell office:value-type="float" office:value="81752041" calcext:value-type="float">
            <text:p>81752041</text:p>
          </table:table-cell>
          <table:table-cell table:formula="of:=ROUND([.H69]/1000)" office:value-type="float" office:value="81752" calcext:value-type="float">
            <text:p>81752</text:p>
          </table:table-cell>
          <table:table-cell table:formula="of:=ROUND(100- [.I69]/[.I68]*100; 2)" office:value-type="float" office:value="-5.98" calcext:value-type="float">
            <text:p>-5.98</text:p>
          </table:table-cell>
          <table:table-cell office:value-type="float" office:value="36699155" calcext:value-type="float">
            <text:p>36699155</text:p>
          </table:table-cell>
          <table:table-cell table:formula="of:=ROUND([.K69]/1000)" office:value-type="float" office:value="36699" calcext:value-type="float">
            <text:p>36699</text:p>
          </table:table-cell>
          <table:table-cell table:formula="of:=ROUND(100- [.L69]/[.L68]*100; 2)" office:value-type="float" office:value="-1.02" calcext:value-type="float">
            <text:p>-1.02</text:p>
          </table:table-cell>
        </table:table-row>
        <table:table-row table:style-name="ro1">
          <table:table-cell table:number-columns-repeated="4"/>
          <table:table-cell office:value-type="float" office:value="517850" calcext:value-type="float">
            <text:p>517850</text:p>
          </table:table-cell>
          <table:table-cell table:formula="of:=ROUND([.E70]/1000)" office:value-type="float" office:value="518" calcext:value-type="float">
            <text:p>518</text:p>
          </table:table-cell>
          <table:table-cell table:formula="of:=ROUND(100- [.F70]/[.F69]*100; 2)" office:value-type="float" office:value="0" calcext:value-type="float">
            <text:p>0</text:p>
          </table:table-cell>
          <table:table-cell office:value-type="float" office:value="86205860" calcext:value-type="float">
            <text:p>86205860</text:p>
          </table:table-cell>
          <table:table-cell table:formula="of:=ROUND([.H70]/1000)" office:value-type="float" office:value="86206" calcext:value-type="float">
            <text:p>86206</text:p>
          </table:table-cell>
          <table:table-cell table:formula="of:=ROUND(100- [.I70]/[.I69]*100; 2)" office:value-type="float" office:value="-5.45" calcext:value-type="float">
            <text:p>-5.45</text:p>
          </table:table-cell>
          <table:table-cell office:value-type="float" office:value="36700370" calcext:value-type="float">
            <text:p>36700370</text:p>
          </table:table-cell>
          <table:table-cell table:formula="of:=ROUND([.K70]/1000)" office:value-type="float" office:value="36700" calcext:value-type="float">
            <text:p>36700</text:p>
          </table:table-cell>
          <table:table-cell table:formula="of:=ROUND(100- [.L70]/[.L69]*100; 2)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17601" calcext:value-type="float">
            <text:p>517601</text:p>
          </table:table-cell>
          <table:table-cell table:formula="of:=ROUND([.E71]/1000)" office:value-type="float" office:value="518" calcext:value-type="float">
            <text:p>518</text:p>
          </table:table-cell>
          <table:table-cell table:formula="of:=ROUND(100- [.F71]/[.F70]*100; 2)" office:value-type="float" office:value="0" calcext:value-type="float">
            <text:p>0</text:p>
          </table:table-cell>
          <table:table-cell office:value-type="float" office:value="86228712" calcext:value-type="float">
            <text:p>86228712</text:p>
          </table:table-cell>
          <table:table-cell table:formula="of:=ROUND([.H71]/1000)" office:value-type="float" office:value="86229" calcext:value-type="float">
            <text:p>86229</text:p>
          </table:table-cell>
          <table:table-cell table:formula="of:=ROUND(100- [.I71]/[.I70]*100; 2)" office:value-type="float" office:value="-0.03" calcext:value-type="float">
            <text:p>-0.03</text:p>
          </table:table-cell>
          <table:table-cell office:value-type="float" office:value="36422172" calcext:value-type="float">
            <text:p>36422172</text:p>
          </table:table-cell>
          <table:table-cell table:formula="of:=ROUND([.K71]/1000)" office:value-type="float" office:value="36422" calcext:value-type="float">
            <text:p>36422</text:p>
          </table:table-cell>
          <table:table-cell table:formula="of:=ROUND(100- [.L71]/[.L70]*100; 2)" office:value-type="float" office:value="0.76" calcext:value-type="float">
            <text:p>0.76</text:p>
          </table:table-cell>
        </table:table-row>
        <table:table-row table:style-name="ro1">
          <table:table-cell table:number-columns-repeated="4"/>
          <table:table-cell office:value-type="float" office:value="517629" calcext:value-type="float">
            <text:p>517629</text:p>
          </table:table-cell>
          <table:table-cell table:formula="of:=ROUND([.E72]/1000)" office:value-type="float" office:value="518" calcext:value-type="float">
            <text:p>518</text:p>
          </table:table-cell>
          <table:table-cell table:formula="of:=ROUND(100- [.F72]/[.F71]*100; 2)" office:value-type="float" office:value="0" calcext:value-type="float">
            <text:p>0</text:p>
          </table:table-cell>
          <table:table-cell office:value-type="float" office:value="68235770" calcext:value-type="float">
            <text:p>68235770</text:p>
          </table:table-cell>
          <table:table-cell table:formula="of:=ROUND([.H72]/1000)" office:value-type="float" office:value="68236" calcext:value-type="float">
            <text:p>68236</text:p>
          </table:table-cell>
          <table:table-cell table:formula="of:=ROUND(100- [.I72]/[.I71]*100; 2)" office:value-type="float" office:value="20.87" calcext:value-type="float">
            <text:p>20.87</text:p>
          </table:table-cell>
          <table:table-cell office:value-type="float" office:value="35514445" calcext:value-type="float">
            <text:p>35514445</text:p>
          </table:table-cell>
          <table:table-cell table:formula="of:=ROUND([.K72]/1000)" office:value-type="float" office:value="35514" calcext:value-type="float">
            <text:p>35514</text:p>
          </table:table-cell>
          <table:table-cell table:formula="of:=ROUND(100- [.L72]/[.L71]*100; 2)" office:value-type="float" office:value="2.49" calcext:value-type="float">
            <text:p>2.49</text:p>
          </table:table-cell>
        </table:table-row>
        <table:table-row table:style-name="ro1">
          <table:table-cell table:number-columns-repeated="4"/>
          <table:table-cell office:value-type="float" office:value="517603" calcext:value-type="float">
            <text:p>517603</text:p>
          </table:table-cell>
          <table:table-cell table:formula="of:=ROUND([.E73]/1000)" office:value-type="float" office:value="518" calcext:value-type="float">
            <text:p>518</text:p>
          </table:table-cell>
          <table:table-cell table:formula="of:=ROUND(100- [.F73]/[.F72]*100; 2)" office:value-type="float" office:value="0" calcext:value-type="float">
            <text:p>0</text:p>
          </table:table-cell>
          <table:table-cell office:value-type="float" office:value="68116736" calcext:value-type="float">
            <text:p>68116736</text:p>
          </table:table-cell>
          <table:table-cell table:formula="of:=ROUND([.H73]/1000)" office:value-type="float" office:value="68117" calcext:value-type="float">
            <text:p>68117</text:p>
          </table:table-cell>
          <table:table-cell table:formula="of:=ROUND(100- [.I73]/[.I72]*100; 2)" office:value-type="float" office:value="0.17" calcext:value-type="float">
            <text:p>0.17</text:p>
          </table:table-cell>
          <table:table-cell office:value-type="float" office:value="35511473" calcext:value-type="float">
            <text:p>35511473</text:p>
          </table:table-cell>
          <table:table-cell table:formula="of:=ROUND([.K73]/1000)" office:value-type="float" office:value="35511" calcext:value-type="float">
            <text:p>35511</text:p>
          </table:table-cell>
          <table:table-cell table:formula="of:=ROUND(100- [.L73]/[.L72]*100; 2)" office:value-type="float" office:value="0.01" calcext:value-type="float">
            <text:p>0.01</text:p>
          </table:table-cell>
        </table:table-row>
        <table:table-row table:style-name="ro1">
          <table:table-cell table:number-columns-repeated="4"/>
          <table:table-cell office:value-type="float" office:value="438204" calcext:value-type="float">
            <text:p>438204</text:p>
          </table:table-cell>
          <table:table-cell table:formula="of:=ROUND([.E74]/1000)" office:value-type="float" office:value="438" calcext:value-type="float">
            <text:p>438</text:p>
          </table:table-cell>
          <table:table-cell table:formula="of:=ROUND(100- [.F74]/[.F73]*100; 2)" office:value-type="float" office:value="15.44" calcext:value-type="float">
            <text:p>15.44</text:p>
          </table:table-cell>
          <table:table-cell office:value-type="float" office:value="68068517" calcext:value-type="float">
            <text:p>68068517</text:p>
          </table:table-cell>
          <table:table-cell table:formula="of:=ROUND([.H74]/1000)" office:value-type="float" office:value="68069" calcext:value-type="float">
            <text:p>68069</text:p>
          </table:table-cell>
          <table:table-cell table:formula="of:=ROUND(100- [.I74]/[.I73]*100; 2)" office:value-type="float" office:value="0.07" calcext:value-type="float">
            <text:p>0.07</text:p>
          </table:table-cell>
          <table:table-cell office:value-type="float" office:value="35511958" calcext:value-type="float">
            <text:p>35511958</text:p>
          </table:table-cell>
          <table:table-cell table:formula="of:=ROUND([.K74]/1000)" office:value-type="float" office:value="35512" calcext:value-type="float">
            <text:p>35512</text:p>
          </table:table-cell>
          <table:table-cell table:formula="of:=ROUND(100- [.L74]/[.L73]*100; 2)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38253" calcext:value-type="float">
            <text:p>438253</text:p>
          </table:table-cell>
          <table:table-cell table:formula="of:=ROUND([.E75]/1000)" office:value-type="float" office:value="438" calcext:value-type="float">
            <text:p>438</text:p>
          </table:table-cell>
          <table:table-cell table:formula="of:=ROUND(100- [.F75]/[.F74]*100; 2)" office:value-type="float" office:value="0" calcext:value-type="float">
            <text:p>0</text:p>
          </table:table-cell>
          <table:table-cell office:value-type="float" office:value="85421238" calcext:value-type="float">
            <text:p>85421238</text:p>
          </table:table-cell>
          <table:table-cell table:formula="of:=ROUND([.H75]/1000)" office:value-type="float" office:value="85421" calcext:value-type="float">
            <text:p>85421</text:p>
          </table:table-cell>
          <table:table-cell table:formula="of:=ROUND(100- [.I75]/[.I74]*100; 2)" office:value-type="float" office:value="-25.49" calcext:value-type="float">
            <text:p>-25.49</text:p>
          </table:table-cell>
          <table:table-cell office:value-type="float" office:value="35511189" calcext:value-type="float">
            <text:p>35511189</text:p>
          </table:table-cell>
          <table:table-cell table:formula="of:=ROUND([.K75]/1000)" office:value-type="float" office:value="35511" calcext:value-type="float">
            <text:p>35511</text:p>
          </table:table-cell>
          <table:table-cell table:formula="of:=ROUND(100- [.L75]/[.L74]*100; 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38211" calcext:value-type="float">
            <text:p>438211</text:p>
          </table:table-cell>
          <table:table-cell table:formula="of:=ROUND([.E76]/1000)" office:value-type="float" office:value="438" calcext:value-type="float">
            <text:p>438</text:p>
          </table:table-cell>
          <table:table-cell table:formula="of:=ROUND(100- [.F76]/[.F75]*100; 2)" office:value-type="float" office:value="0" calcext:value-type="float">
            <text:p>0</text:p>
          </table:table-cell>
          <table:table-cell office:value-type="float" office:value="85437647" calcext:value-type="float">
            <text:p>85437647</text:p>
          </table:table-cell>
          <table:table-cell table:formula="of:=ROUND([.H76]/1000)" office:value-type="float" office:value="85438" calcext:value-type="float">
            <text:p>85438</text:p>
          </table:table-cell>
          <table:table-cell table:formula="of:=ROUND(100- [.I76]/[.I75]*100; 2)" office:value-type="float" office:value="-0.02" calcext:value-type="float">
            <text:p>-0.02</text:p>
          </table:table-cell>
          <table:table-cell office:value-type="float" office:value="35514271" calcext:value-type="float">
            <text:p>35514271</text:p>
          </table:table-cell>
          <table:table-cell table:formula="of:=ROUND([.K76]/1000)" office:value-type="float" office:value="35514" calcext:value-type="float">
            <text:p>35514</text:p>
          </table:table-cell>
          <table:table-cell table:formula="of:=ROUND(100- [.L76]/[.L75]*100; 2)" office:value-type="float" office:value="-0.01" calcext:value-type="float">
            <text:p>-0.01</text:p>
          </table:table-cell>
        </table:table-row>
        <table:table-row table:style-name="ro1">
          <table:table-cell table:number-columns-repeated="6"/>
          <table:table-cell table:style-name="ce1" table:formula="of:=CONCATENATE(TEXT([.F63]; &quot;#,#&quot;); &quot; (&quot;; [.G63]; &quot;\%)&quot;)" office:value-type="string" office:string-value="518 (-29.5\%)" calcext:value-type="string">
            <text:p>518 (-29.5\%)</text:p>
          </table:table-cell>
          <table:table-cell table:number-columns-repeated="2"/>
          <table:table-cell table:style-name="ce1" table:formula="of:=CONCATENATE(TEXT([.I63]; &quot;#,#&quot;); &quot; (&quot;; [.J63]; &quot;\%)&quot;)" office:value-type="string" office:string-value="78,764 (-2.68\%)" calcext:value-type="string">
            <text:p>78,764 (-2.68\%)</text:p>
          </table:table-cell>
          <table:table-cell table:number-columns-repeated="2"/>
          <table:table-cell table:style-name="ce1" table:formula="of:=CONCATENATE(TEXT([.L63]; &quot;#,#&quot;); &quot; (&quot;; [.M63]; &quot;\%)&quot;)" office:value-type="string" office:string-value="36,242 (0.69\%)" calcext:value-type="string">
            <text:p>36,242 (0.69\%)</text:p>
          </table:table-cell>
        </table:table-row>
        <table:table-row table:style-name="ro1">
          <table:table-cell table:number-columns-repeated="6"/>
          <table:table-cell table:style-name="ce1" table:formula="of:=CONCATENATE(TEXT([.F64]; &quot;#,#&quot;); &quot; (&quot;; [.G64]; &quot;\%)&quot;)" office:value-type="string" office:string-value="518 (0\%)" calcext:value-type="string">
            <text:p>518 (0\%)</text:p>
          </table:table-cell>
          <table:table-cell table:number-columns-repeated="2"/>
          <table:table-cell table:style-name="ce1" table:formula="of:=CONCATENATE(TEXT([.I64]; &quot;#,#&quot;); &quot; (&quot;; [.J64]; &quot;\%)&quot;)" office:value-type="string" office:string-value="76,299 (3.13\%)" calcext:value-type="string">
            <text:p>76,299 (3.13\%)</text:p>
          </table:table-cell>
          <table:table-cell table:number-columns-repeated="2"/>
          <table:table-cell table:style-name="ce1" table:formula="of:=CONCATENATE(TEXT([.L64]; &quot;#,#&quot;); &quot; (&quot;; [.M64]; &quot;\%)&quot;)" office:value-type="string" office:string-value="36,413 (-0.47\%)" calcext:value-type="string">
            <text:p>36,413 (-0.47\%)</text:p>
          </table:table-cell>
        </table:table-row>
        <table:table-row table:style-name="ro1">
          <table:table-cell table:number-columns-repeated="6"/>
          <table:table-cell table:style-name="ce1" table:formula="of:=CONCATENATE(TEXT([.F65]; &quot;#,#&quot;); &quot; (&quot;; [.G65]; &quot;\%)&quot;)" office:value-type="string" office:string-value="518 (0\%)" calcext:value-type="string">
            <text:p>518 (0\%)</text:p>
          </table:table-cell>
          <table:table-cell table:number-columns-repeated="2"/>
          <table:table-cell table:style-name="ce1" table:formula="of:=CONCATENATE(TEXT([.I65]; &quot;#,#&quot;); &quot; (&quot;; [.J65]; &quot;\%)&quot;)" office:value-type="string" office:string-value="76,862 (-0.74\%)" calcext:value-type="string">
            <text:p>76,862 (-0.74\%)</text:p>
          </table:table-cell>
          <table:table-cell table:number-columns-repeated="2"/>
          <table:table-cell table:style-name="ce1" table:formula="of:=CONCATENATE(TEXT([.L65]; &quot;#,#&quot;); &quot; (&quot;; [.M65]; &quot;\%)&quot;)" office:value-type="string" office:string-value="36,505 (-0.25\%)" calcext:value-type="string">
            <text:p>36,505 (-0.25\%)</text:p>
          </table:table-cell>
        </table:table-row>
        <table:table-row table:style-name="ro1">
          <table:table-cell table:number-columns-repeated="6"/>
          <table:table-cell table:style-name="ce1" table:formula="of:=CONCATENATE(TEXT([.F66]; &quot;#,#&quot;); &quot; (&quot;; [.G66]; &quot;\%)&quot;)" office:value-type="string" office:string-value="518 (0\%)" calcext:value-type="string">
            <text:p>518 (0\%)</text:p>
          </table:table-cell>
          <table:table-cell table:number-columns-repeated="2"/>
          <table:table-cell table:style-name="ce1" table:formula="of:=CONCATENATE(TEXT([.I66]; &quot;#,#&quot;); &quot; (&quot;; [.J66]; &quot;\%)&quot;)" office:value-type="string" office:string-value="79,447 (-3.36\%)" calcext:value-type="string">
            <text:p>79,447 (-3.36\%)</text:p>
          </table:table-cell>
          <table:table-cell table:number-columns-repeated="2"/>
          <table:table-cell table:style-name="ce1" table:formula="of:=CONCATENATE(TEXT([.L66]; &quot;#,#&quot;); &quot; (&quot;; [.M66]; &quot;\%)&quot;)" office:value-type="string" office:string-value="36,326 (0.49\%)" calcext:value-type="string">
            <text:p>36,326 (0.49\%)</text:p>
          </table:table-cell>
        </table:table-row>
        <table:table-row table:style-name="ro1">
          <table:table-cell table:number-columns-repeated="6"/>
          <table:table-cell table:style-name="ce1" table:formula="of:=CONCATENATE(TEXT([.F67]; &quot;#,#&quot;); &quot; (&quot;; [.G67]; &quot;\%)&quot;)" office:value-type="string" office:string-value="518 (0\%)" calcext:value-type="string">
            <text:p>518 (0\%)</text:p>
          </table:table-cell>
          <table:table-cell table:number-columns-repeated="2"/>
          <table:table-cell table:style-name="ce1" table:formula="of:=CONCATENATE(TEXT([.I67]; &quot;#,#&quot;); &quot; (&quot;; [.J67]; &quot;\%)&quot;)" office:value-type="string" office:string-value="79,353 (0.12\%)" calcext:value-type="string">
            <text:p>79,353 (0.12\%)</text:p>
          </table:table-cell>
          <table:table-cell table:number-columns-repeated="2"/>
          <table:table-cell table:style-name="ce1" table:formula="of:=CONCATENATE(TEXT([.L67]; &quot;#,#&quot;); &quot; (&quot;; [.M67]; &quot;\%)&quot;)" office:value-type="string" office:string-value="36,325 (0\%)" calcext:value-type="string">
            <text:p>36,325 (0\%)</text:p>
          </table:table-cell>
        </table:table-row>
        <table:table-row table:style-name="ro1">
          <table:table-cell table:number-columns-repeated="6"/>
          <table:table-cell table:style-name="ce1" table:formula="of:=CONCATENATE(TEXT([.F68]; &quot;#,#&quot;); &quot; (&quot;; [.G68]; &quot;\%)&quot;)" office:value-type="string" office:string-value="518 (0\%)" calcext:value-type="string">
            <text:p>518 (0\%)</text:p>
          </table:table-cell>
          <table:table-cell table:number-columns-repeated="2"/>
          <table:table-cell table:style-name="ce1" table:formula="of:=CONCATENATE(TEXT([.I68]; &quot;#,#&quot;); &quot; (&quot;; [.J68]; &quot;\%)&quot;)" office:value-type="string" office:string-value="77,142 (2.79\%)" calcext:value-type="string">
            <text:p>77,142 (2.79\%)</text:p>
          </table:table-cell>
          <table:table-cell table:number-columns-repeated="2"/>
          <table:table-cell table:style-name="ce1" table:formula="of:=CONCATENATE(TEXT([.L68]; &quot;#,#&quot;); &quot; (&quot;; [.M68]; &quot;\%)&quot;)" office:value-type="string" office:string-value="36,327 (-0.01\%)" calcext:value-type="string">
            <text:p>36,327 (-0.01\%)</text:p>
          </table:table-cell>
        </table:table-row>
        <table:table-row table:style-name="ro1">
          <table:table-cell table:number-columns-repeated="6"/>
          <table:table-cell table:style-name="ce1" table:formula="of:=CONCATENATE(TEXT([.F69]; &quot;#,#&quot;); &quot; (&quot;; [.G69]; &quot;\%)&quot;)" office:value-type="string" office:string-value="518 (0\%)" calcext:value-type="string">
            <text:p>518 (0\%)</text:p>
          </table:table-cell>
          <table:table-cell table:number-columns-repeated="2"/>
          <table:table-cell table:style-name="ce1" table:formula="of:=CONCATENATE(TEXT([.I69]; &quot;#,#&quot;); &quot; (&quot;; [.J69]; &quot;\%)&quot;)" office:value-type="string" office:string-value="81,752 (-5.98\%)" calcext:value-type="string">
            <text:p>81,752 (-5.98\%)</text:p>
          </table:table-cell>
          <table:table-cell table:number-columns-repeated="2"/>
          <table:table-cell table:style-name="ce1" table:formula="of:=CONCATENATE(TEXT([.L69]; &quot;#,#&quot;); &quot; (&quot;; [.M69]; &quot;\%)&quot;)" office:value-type="string" office:string-value="36,699 (-1.02\%)" calcext:value-type="string">
            <text:p>36,699 (-1.02\%)</text:p>
          </table:table-cell>
        </table:table-row>
        <table:table-row table:style-name="ro1">
          <table:table-cell table:number-columns-repeated="6"/>
          <table:table-cell table:style-name="ce1" table:formula="of:=CONCATENATE(TEXT([.F70]; &quot;#,#&quot;); &quot; (&quot;; [.G70]; &quot;\%)&quot;)" office:value-type="string" office:string-value="518 (0\%)" calcext:value-type="string">
            <text:p>518 (0\%)</text:p>
          </table:table-cell>
          <table:table-cell table:number-columns-repeated="2"/>
          <table:table-cell table:style-name="ce1" table:formula="of:=CONCATENATE(TEXT([.I70]; &quot;#,#&quot;); &quot; (&quot;; [.J70]; &quot;\%)&quot;)" office:value-type="string" office:string-value="86,206 (-5.45\%)" calcext:value-type="string">
            <text:p>86,206 (-5.45\%)</text:p>
          </table:table-cell>
          <table:table-cell table:number-columns-repeated="2"/>
          <table:table-cell table:style-name="ce1" table:formula="of:=CONCATENATE(TEXT([.L70]; &quot;#,#&quot;); &quot; (&quot;; [.M70]; &quot;\%)&quot;)" office:value-type="string" office:string-value="36,700 (0\%)" calcext:value-type="string">
            <text:p>36,700 (0\%)</text:p>
          </table:table-cell>
        </table:table-row>
        <table:table-row table:style-name="ro1">
          <table:table-cell table:number-columns-repeated="6"/>
          <table:table-cell table:style-name="ce1" table:formula="of:=CONCATENATE(TEXT([.F71]; &quot;#,#&quot;); &quot; (&quot;; [.G71]; &quot;\%)&quot;)" office:value-type="string" office:string-value="518 (0\%)" calcext:value-type="string">
            <text:p>518 (0\%)</text:p>
          </table:table-cell>
          <table:table-cell table:number-columns-repeated="2"/>
          <table:table-cell table:style-name="ce1" table:formula="of:=CONCATENATE(TEXT([.I71]; &quot;#,#&quot;); &quot; (&quot;; [.J71]; &quot;\%)&quot;)" office:value-type="string" office:string-value="86,229 (-0.03\%)" calcext:value-type="string">
            <text:p>86,229 (-0.03\%)</text:p>
          </table:table-cell>
          <table:table-cell table:number-columns-repeated="2"/>
          <table:table-cell table:style-name="ce1" table:formula="of:=CONCATENATE(TEXT([.L71]; &quot;#,#&quot;); &quot; (&quot;; [.M71]; &quot;\%)&quot;)" office:value-type="string" office:string-value="36,422 (0.76\%)" calcext:value-type="string">
            <text:p>36,422 (0.76\%)</text:p>
          </table:table-cell>
        </table:table-row>
        <table:table-row table:style-name="ro1">
          <table:table-cell table:number-columns-repeated="6"/>
          <table:table-cell table:style-name="ce1" table:formula="of:=CONCATENATE(TEXT([.F72]; &quot;#,#&quot;); &quot; (&quot;; [.G72]; &quot;\%)&quot;)" office:value-type="string" office:string-value="518 (0\%)" calcext:value-type="string">
            <text:p>518 (0\%)</text:p>
          </table:table-cell>
          <table:table-cell table:number-columns-repeated="2"/>
          <table:table-cell table:style-name="ce1" table:formula="of:=CONCATENATE(TEXT([.I72]; &quot;#,#&quot;); &quot; (&quot;; [.J72]; &quot;\%)&quot;)" office:value-type="string" office:string-value="68,236 (20.87\%)" calcext:value-type="string">
            <text:p>68,236 (20.87\%)</text:p>
          </table:table-cell>
          <table:table-cell table:number-columns-repeated="2"/>
          <table:table-cell table:style-name="ce1" table:formula="of:=CONCATENATE(TEXT([.L72]; &quot;#,#&quot;); &quot; (&quot;; [.M72]; &quot;\%)&quot;)" office:value-type="string" office:string-value="35,514 (2.49\%)" calcext:value-type="string">
            <text:p>35,514 (2.49\%)</text:p>
          </table:table-cell>
        </table:table-row>
        <table:table-row table:style-name="ro1">
          <table:table-cell table:number-columns-repeated="6"/>
          <table:table-cell table:style-name="ce1" table:formula="of:=CONCATENATE(TEXT([.F73]; &quot;#,#&quot;); &quot; (&quot;; [.G73]; &quot;\%)&quot;)" office:value-type="string" office:string-value="518 (0\%)" calcext:value-type="string">
            <text:p>518 (0\%)</text:p>
          </table:table-cell>
          <table:table-cell table:number-columns-repeated="2"/>
          <table:table-cell table:style-name="ce1" table:formula="of:=CONCATENATE(TEXT([.I73]; &quot;#,#&quot;); &quot; (&quot;; [.J73]; &quot;\%)&quot;)" office:value-type="string" office:string-value="68,117 (0.17\%)" calcext:value-type="string">
            <text:p>68,117 (0.17\%)</text:p>
          </table:table-cell>
          <table:table-cell table:number-columns-repeated="2"/>
          <table:table-cell table:style-name="ce1" table:formula="of:=CONCATENATE(TEXT([.L73]; &quot;#,#&quot;); &quot; (&quot;; [.M73]; &quot;\%)&quot;)" office:value-type="string" office:string-value="35,511 (0.01\%)" calcext:value-type="string">
            <text:p>35,511 (0.01\%)</text:p>
          </table:table-cell>
        </table:table-row>
        <table:table-row table:style-name="ro1">
          <table:table-cell table:number-columns-repeated="6"/>
          <table:table-cell table:style-name="ce1" table:formula="of:=CONCATENATE(TEXT([.F74]; &quot;#,#&quot;); &quot; (&quot;; [.G74]; &quot;\%)&quot;)" office:value-type="string" office:string-value="438 (15.44\%)" calcext:value-type="string">
            <text:p>438 (15.44\%)</text:p>
          </table:table-cell>
          <table:table-cell table:number-columns-repeated="2"/>
          <table:table-cell table:style-name="ce1" table:formula="of:=CONCATENATE(TEXT([.I74]; &quot;#,#&quot;); &quot; (&quot;; [.J74]; &quot;\%)&quot;)" office:value-type="string" office:string-value="68,069 (0.07\%)" calcext:value-type="string">
            <text:p>68,069 (0.07\%)</text:p>
          </table:table-cell>
          <table:table-cell table:number-columns-repeated="2"/>
          <table:table-cell table:style-name="ce1" table:formula="of:=CONCATENATE(TEXT([.L74]; &quot;#,#&quot;); &quot; (&quot;; [.M74]; &quot;\%)&quot;)" office:value-type="string" office:string-value="35,512 (0\%)" calcext:value-type="string">
            <text:p>35,512 (0\%)</text:p>
          </table:table-cell>
        </table:table-row>
        <table:table-row table:style-name="ro1">
          <table:table-cell table:number-columns-repeated="6"/>
          <table:table-cell table:style-name="ce1" table:formula="of:=CONCATENATE(TEXT([.F75]; &quot;#,#&quot;); &quot; (&quot;; [.G75]; &quot;\%)&quot;)" office:value-type="string" office:string-value="438 (0\%)" calcext:value-type="string">
            <text:p>438 (0\%)</text:p>
          </table:table-cell>
          <table:table-cell table:number-columns-repeated="2"/>
          <table:table-cell table:style-name="ce1" table:formula="of:=CONCATENATE(TEXT([.I75]; &quot;#,#&quot;); &quot; (&quot;; [.J75]; &quot;\%)&quot;)" office:value-type="string" office:string-value="85,421 (-25.49\%)" calcext:value-type="string">
            <text:p>85,421 (-25.49\%)</text:p>
          </table:table-cell>
          <table:table-cell table:number-columns-repeated="2"/>
          <table:table-cell table:style-name="ce1" table:formula="of:=CONCATENATE(TEXT([.L75]; &quot;#,#&quot;); &quot; (&quot;; [.M75]; &quot;\%)&quot;)" office:value-type="string" office:string-value="35,511 (0\%)" calcext:value-type="string">
            <text:p>35,511 (0\%)</text:p>
          </table:table-cell>
        </table:table-row>
        <table:table-row table:style-name="ro1">
          <table:table-cell table:number-columns-repeated="6"/>
          <table:table-cell table:style-name="ce1" table:formula="of:=CONCATENATE(TEXT([.F76]; &quot;#,#&quot;); &quot; (&quot;; [.G76]; &quot;\%)&quot;)" office:value-type="string" office:string-value="438 (0\%)" calcext:value-type="string">
            <text:p>438 (0\%)</text:p>
          </table:table-cell>
          <table:table-cell table:number-columns-repeated="2"/>
          <table:table-cell table:style-name="ce1" table:formula="of:=CONCATENATE(TEXT([.I76]; &quot;#,#&quot;); &quot; (&quot;; [.J76]; &quot;\%)&quot;)" office:value-type="string" office:string-value="85,438 (-0.02\%)" calcext:value-type="string">
            <text:p>85,438 (-0.02\%)</text:p>
          </table:table-cell>
          <table:table-cell table:number-columns-repeated="2"/>
          <table:table-cell table:style-name="ce1" table:formula="of:=CONCATENATE(TEXT([.L76]; &quot;#,#&quot;); &quot; (&quot;; [.M76]; &quot;\%)&quot;)" office:value-type="string" office:string-value="35,514 (-0.01\%)" calcext:value-type="string">
            <text:p>35,514 (-0.01\%)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6"/>
        </table:table-row>
        <table:table-row table:style-name="ro1">
          <table:table-cell table:number-columns-repeated="6"/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9">
      <number:text>(</number:text>
      <number:number number:decimal-places="2" number:min-decimal-places="2" number:min-integer-digits="1"/>
      <number:text>%)</number:text>
    </number:percentage-style>
    <number:percentage-style style:name="N120">
      <number:text>(</number:text>
      <number:number number:decimal-places="2" number:min-decimal-places="2" number:min-integer-digits="1"/>
      <number:text>%)</number:text>
    </number:percentage-style>
    <number:percentage-style style:name="N121">
      <number:text>(</number:text>
      <number:number number:decimal-places="2" number:min-decimal-places="2" number:min-integer-digits="1"/>
      <number:text>%)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17:36:32.6894074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15T18:12:38.231640405</dc:date>
    <meta:editing-duration>PT16M52S</meta:editing-duration>
    <meta:editing-cycles>10</meta:editing-cycles>
    <meta:generator>LibreOffice/24.2.7.2$Linux_X86_64 LibreOffice_project/420$Build-2</meta:generator>
    <meta:document-statistic meta:table-count="1" meta:cell-count="605" meta:object-count="0"/>
  </office:meta>
</office:document-meta>
</file>